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9319in"/>
    </style:style>
    <style:style style:name="co3" style:family="table-column">
      <style:table-column-properties fo:break-before="auto" style:column-width="3.5634in"/>
    </style:style>
    <style:style style:name="ro1" style:family="table-row">
      <style:table-row-properties style:row-height="0.1772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in"/>
    </style:style>
    <style:style style:name="ce2" style:family="table-cell" style:parent-style-name="Default">
      <style:table-cell-properties fo:wrap-option="wrap"/>
    </style:style>
  </office:automatic-styles>
  <office:body>
    <office:spreadsheet>
      <table:table table:name="6mac10pm" table:style-name="ta1">
        <table:table-column table:style-name="co1" table:default-cell-style-name="ce1"/>
        <table:table-column table:style-name="co2" table:default-cell-style-name="ce2"/>
        <table:table-column table:style-name="co1" table:default-cell-style-name="Default"/>
        <table:table-column table:style-name="co3" table:default-cell-style-name="Default"/>
        <table:table-column table:style-name="co1" table:default-cell-style-name="Default"/>
        <table:table-row table:style-name="ro1">
          <table:table-cell office:value-type="string">
            <text:p>File No.</text:p>
          </table:table-cell>
          <table:table-cell office:value-type="string">
            <text:p>SENTENCE</text:p>
          </table:table-cell>
          <table:table-cell office:value-type="string">
            <text:p>ID</text:p>
          </table:table-cell>
          <table:table-cell/>
          <table:table-cell office:value-type="string">
            <text:p>ID</text:p>
          </table:table-cell>
        </table:table-row>
        <table:table-row table:style-name="ro2">
          <table:table-cell office:value-type="float" office:value="1">
            <text:p>1</text:p>
          </table:table-cell>
          <table:table-cell office:value-type="string">
            <text:p>terima kasih stuntun selamat malam</text:p>
          </table:table-cell>
          <table:table-cell office:value-type="string">
            <text:p>F007_001</text:p>
          </table:table-cell>
          <table:table-cell table:style-name="ce2" office:value-type="string">
            <text:p>cawangan status lungun selambar malam </text:p>
          </table:table-cell>
          <table:table-cell office:value-type="string">
            <text:p>ibf_007_001</text:p>
          </table:table-cell>
        </table:table-row>
        <table:table-row table:style-name="ro3">
          <table:table-cell office:value-type="float" office:value="2">
            <text:p>2</text:p>
          </table:table-cell>
          <table:table-cell office:value-type="string">
            <text:p>kes penyakit jari kaki enggau nyawa ke diripot ke udah majak kurang di sarawak udah ngenyit nambah ngagai seratus enam puluh tujuh iti kes sehari tuk tadi enti dibanding ke enggau empat puluh sembilan iti kes aja kemari</text:p>
          </table:table-cell>
          <table:table-cell office:value-type="string">
            <text:p>F007_002</text:p>
          </table:table-cell>
          <table:table-cell table:style-name="ce2" office:value-type="string">
            <text:p>kes kenyah jejari kartina penyawa ke diriputka undah manjan kurang aedes srawak undah ngining nambah ngagai strategies nampung tujok tk saharitu talek kerjaya dibandingka anggah empam paulus nelan ditingkil sajak kemari </text:p>
          </table:table-cell>
          <table:table-cell office:value-type="string">
            <text:p>ibf_007_002</text:p>
          </table:table-cell>
        </table:table-row>
        <table:table-row table:style-name="ro4">
          <table:table-cell office:value-type="float" office:value="3">
            <text:p>3</text:p>
          </table:table-cell>
          <table:table-cell office:value-type="string">
            <text:p>penerang ke dipansut ke bilik operasi opis pengerai menua sarawak di kuching madah ke pekara tuk nyangka bepun ari klinik ke ditutup maya ujung minggu enggau sekula</text:p>
          </table:table-cell>
          <table:table-cell office:value-type="string">
            <text:p>F007_003</text:p>
          </table:table-cell>
          <table:table-cell table:style-name="ce2" office:value-type="string">
            <text:p>penerang kedit pansa intebiu operasi lps pengerai menua sarawak big eugene madahkanaka datuk nanggang bepun ariffin nyangka ditutup mayah hujung minggu yahos bokah </text:p>
          </table:table-cell>
          <table:table-cell office:value-type="string">
            <text:p>ibf_007_003</text:p>
          </table:table-cell>
        </table:table-row>
        <table:table-row table:style-name="ro2">
          <table:table-cell office:value-type="float" office:value="4">
            <text:p>4</text:p>
          </table:table-cell>
          <table:table-cell office:value-type="string">
            <text:p>sereta sekula nembiak mit ke sama bela di tutup</text:p>
          </table:table-cell>
          <table:table-cell office:value-type="string">
            <text:p>F007_004</text:p>
          </table:table-cell>
          <table:table-cell table:style-name="ce2" office:value-type="string">
            <text:p>serentak hasbullah tedewin kerejasama belala dituduh </text:p>
          </table:table-cell>
          <table:table-cell office:value-type="string">
            <text:p>ibf_007_004</text:p>
          </table:table-cell>
        </table:table-row>
        <table:table-row table:style-name="ro5">
          <table:table-cell office:value-type="float" office:value="5">
            <text:p>5</text:p>
          </table:table-cell>
          <table:table-cell office:value-type="string">
            <text:p>tajapia penerang nya madah ka kes penyakit jari kaki enggau nyawa ke raya nadai diripot ke nyadi</text:p>
          </table:table-cell>
          <table:table-cell office:value-type="string">
            <text:p>F007_005</text:p>
          </table:table-cell>
          <table:table-cell table:style-name="ce2" office:value-type="string">
            <text:p>tajapia penerangnya mantan kes-kes penganti jari kargi kelaung nyawa kerejaraya nandai diriputka nyadi </text:p>
          </table:table-cell>
          <table:table-cell office:value-type="string">
            <text:p>ibf_007_005</text:p>
          </table:table-cell>
        </table:table-row>
        <table:table-row table:style-name="ro6">
          <table:table-cell office:value-type="float" office:value="6">
            <text:p>6</text:p>
          </table:table-cell>
          <table:table-cell office:value-type="string">
            <text:p>empat puluh satu iti kes penyakit tu direpot ke di bagi menua kuching tiga puluh empat dibagi menua samarahan </text:p>
          </table:table-cell>
          <table:table-cell office:value-type="string">
            <text:p>F007_006</text:p>
          </table:table-cell>
          <table:table-cell table:style-name="ce2" office:value-type="string">
            <text:p>ngambar bersatu ranking kspw nangkir tudin portia dibanding tuangku chin tidak lumba diubah dimua samarahan </text:p>
          </table:table-cell>
          <table:table-cell office:value-type="string">
            <text:p>ibf_007_006</text:p>
          </table:table-cell>
        </table:table-row>
        <table:table-row table:style-name="ro4">
          <table:table-cell office:value-type="string">
            <text:p>7a</text:p>
          </table:table-cell>
          <table:table-cell office:value-type="string">
            <text:p>dua puluh lapan dibagi menua miri dua puluh dua di bintulu lapan iti kes di sri aman enggau di mukah tujuh di kapit enggau di limbang enam di sarikei lima di sibu enggau siti kes dibagi menua betong </text:p>
          </table:table-cell>
          <table:table-cell office:value-type="string">
            <text:p>F007_007</text:p>
          </table:table-cell>
          <table:table-cell table:style-name="ce2" office:value-type="string">
            <text:p>kendua lapan dibagi nuang miri induk reduan miri-bintulu kelah quantity cassidy zaman gadong mukah tujuh nyendika third ngayau diinang nam district kayuh ke-lima adis-sibuluh ngasi defence dibagi menung betuah </text:p>
          </table:table-cell>
          <table:table-cell office:value-type="string">
            <text:p>ibf_007_007</text:p>
          </table:table-cell>
        </table:table-row>
        <table:table-row table:style-name="ro5">
          <table:table-cell office:value-type="string">
            <text:p>7b</text:p>
          </table:table-cell>
          <table:table-cell office:value-type="string">
            <text:p>tuk ngujung ka semua penyampau kes penyakit jari kaki enggau nyawa</text:p>
          </table:table-cell>
          <table:table-cell office:value-type="string">
            <text:p>F007_008</text:p>
          </table:table-cell>
          <table:table-cell table:style-name="ce2" office:value-type="string">
            <text:p>thong ngunjungka semua penyampau kristian tinjar rica kilo menjawah </text:p>
          </table:table-cell>
          <table:table-cell office:value-type="string">
            <text:p>ibf_007_008</text:p>
          </table:table-cell>
        </table:table-row>
        <table:table-row table:style-name="ro5">
          <table:table-cell office:value-type="string">
            <text:p>8a</text:p>
          </table:table-cell>
          <table:table-cell office:value-type="string">
            <text:p>ke bisi diripot ke nyadi manggai ngagai dua ribu seratus empat puluh tiga iti kes</text:p>
          </table:table-cell>
          <table:table-cell office:value-type="string">
            <text:p>F007_009</text:p>
          </table:table-cell>
          <table:table-cell table:style-name="ce2" office:value-type="string">
            <text:p>kena disilih kurka nyadi manggai ngagai dua ribu seratus tempat ulutiga indications </text:p>
          </table:table-cell>
          <table:table-cell office:value-type="string">
            <text:p>ibf_007_009</text:p>
          </table:table-cell>
        </table:table-row>
        <table:table-row table:style-name="ro2">
          <table:table-cell office:value-type="string">
            <text:p>8b</text:p>
          </table:table-cell>
          <table:table-cell office:value-type="string">
            <text:p>tiga puluh lapan bengkah sekula</text:p>
          </table:table-cell>
          <table:table-cell office:value-type="string">
            <text:p>F007_010</text:p>
          </table:table-cell>
          <table:table-cell table:style-name="ce2" office:value-type="string">
            <text:p>tinggang belabanka sekolah </text:p>
          </table:table-cell>
          <table:table-cell office:value-type="string">
            <text:p>ibf_007_010</text:p>
          </table:table-cell>
        </table:table-row>
        <table:table-row table:style-name="ro5">
          <table:table-cell office:value-type="float" office:value="9">
            <text:p>9</text:p>
          </table:table-cell>
          <table:table-cell office:value-type="string">
            <text:p>sekula nembiak mit enggau palan penyaga nembiak mit mega udah diasuh tutup</text:p>
          </table:table-cell>
          <table:table-cell office:value-type="string">
            <text:p>F007_011</text:p>
          </table:table-cell>
          <table:table-cell table:style-name="ce2" office:value-type="string">
            <text:p>sekolah sendirian nengah palan penyaga nambi amin mengga udah diasuh suntuk </text:p>
          </table:table-cell>
          <table:table-cell office:value-type="string">
            <text:p>ibf_007_011</text:p>
          </table:table-cell>
        </table:table-row>
        <table:table-row table:style-name="ro4">
          <table:table-cell office:value-type="float" office:value="10">
            <text:p>10</text:p>
          </table:table-cell>
          <table:table-cell office:value-type="string">
            <text:p>komiti ke ngelaku ke dagang temuai ke belalau ka pekara rampak menua deka ditumbuh ke enda lama agi kena ngatur sereta ngemata ka palan dagang temuai di menua sarawak</text:p>
          </table:table-cell>
          <table:table-cell office:value-type="string">
            <text:p>F007_012</text:p>
          </table:table-cell>
          <table:table-cell table:style-name="ce2" office:value-type="string">
            <text:p>kolektif genaan kuka danggang temuai digerah blalang kanak-kanak rampa noh bakeri tumbuh kena ahmadi kalangan turan sentang rumahtangga palan dandang tamoi dinah srawak </text:p>
          </table:table-cell>
          <table:table-cell office:value-type="string">
            <text:p>ibf_007_012</text:p>
          </table:table-cell>
        </table:table-row>
        <table:table-row table:style-name="ro5">
          <table:table-cell office:value-type="float" office:value="11">
            <text:p>11</text:p>
          </table:table-cell>
          <table:table-cell office:value-type="string">
            <text:p>kepala menteri pehin sri haji abdul taib mahmud madah ka komiti tuk</text:p>
          </table:table-cell>
          <table:table-cell office:value-type="string">
            <text:p>F007_013</text:p>
          </table:table-cell>
          <table:table-cell table:style-name="ce2" office:value-type="string">
            <text:p>nkea pala pemenchi pinsil hajah bentan ramon madahkan komited teluk </text:p>
          </table:table-cell>
          <table:table-cell office:value-type="string">
            <text:p>ibf_007_013</text:p>
          </table:table-cell>
        </table:table-row>
        <table:table-row table:style-name="ro4">
          <table:table-cell office:value-type="string">
            <text:p>12a</text:p>
          </table:table-cell>
          <table:table-cell office:value-type="string">
            <text:p>deka diari ke orang ari industri dagang temuai nyengkaum bala pengari ari hotel orang ke bejalai ke program homestay enggau orang ke ngeluar ka barang ke digaga ngena penyelandik jari tauka handycraft</text:p>
          </table:table-cell>
          <table:table-cell office:value-type="string">
            <text:p>F007_014</text:p>
          </table:table-cell>
          <table:table-cell table:style-name="ce2" office:value-type="string">
            <text:p>dengkah dialek tulang ariffin nyasida gantung muai nyengkaum balak pengari tarikh martian gurantee jalaika program homestay gawan tengi warta kebangsaan dilanggar nyengala pengandai jari tauka handicraft </text:p>
          </table:table-cell>
          <table:table-cell office:value-type="string">
            <text:p>ibf_007_014</text:p>
          </table:table-cell>
        </table:table-row>
        <table:table-row table:style-name="ro5">
          <table:table-cell office:value-type="string">
            <text:p>12b</text:p>
          </table:table-cell>
          <table:table-cell office:value-type="string">
            <text:p>bejako ba pengerami bejadi ka kimpin jejak dua ribu dua belas enggau aum</text:p>
          </table:table-cell>
          <table:table-cell office:value-type="string">
            <text:p>F007_015</text:p>
          </table:table-cell>
          <table:table-cell table:style-name="ce2" office:value-type="string">
            <text:p>misiah kubah medan dijali kimpin jejak kendua rebut dauglas tengah howel </text:p>
          </table:table-cell>
          <table:table-cell office:value-type="string">
            <text:p>ibf_007_015</text:p>
          </table:table-cell>
        </table:table-row>
        <table:table-row table:style-name="ro3">
          <table:table-cell office:value-type="string">
            <text:p>13a</text:p>
          </table:table-cell>
          <table:table-cell office:value-type="string">
            <text:p>ekonomi bumiputra sarawak ti ke enam di kuching sari tuk tadi iya madah ke perintah menua sarawak enggau komiti dagang temuai menua sarawak stb deka majak nulung orang dagang bumiputra ngelaku ka pakej dagang temuai sida </text:p>
          </table:table-cell>
          <table:table-cell office:value-type="string">
            <text:p>F007_016</text:p>
          </table:table-cell>
          <table:table-cell table:style-name="ce2" office:value-type="string">
            <text:p>ekonomi enggong kuncha srawak taktik ke-enam dikunchi sarip tetarit yamada teperindang mejawah noh gumeh didagangka buah-buah srawak st diletak majak penolong muran dandang bumiputera mahkota lpks dagang temuai sida </text:p>
          </table:table-cell>
          <table:table-cell office:value-type="string">
            <text:p>ibf_007_016</text:p>
          </table:table-cell>
        </table:table-row>
        <table:table-row table:style-name="ro6">
          <table:table-cell office:value-type="string">
            <text:p>13b</text:p>
          </table:table-cell>
          <table:table-cell office:value-type="string">
            <text:p>ba pengerami tuk tan sri noor madah ka ungkup belanja seratus juta ringgit deka diberi kena nulung orang dagang bumiputra di sarawak </text:p>
          </table:table-cell>
          <table:table-cell office:value-type="string">
            <text:p>F007_017</text:p>
          </table:table-cell>
          <table:table-cell table:style-name="ce2" office:value-type="string">
            <text:p>bah pengan ngerindu gazet normadiah songkok belanja seratus juntan klinik dikalih brek kenang ngerawan dagang bumiputera kandis sawa </text:p>
          </table:table-cell>
          <table:table-cell office:value-type="string">
            <text:p>ibf_007_017</text:p>
          </table:table-cell>
        </table:table-row>
        <table:table-row table:style-name="ro2">
          <table:table-cell office:value-type="string">
            <text:p>13c</text:p>
          </table:table-cell>
          <table:table-cell office:value-type="string">
            <text:p>pengawa tuk diatur unit teraju</text:p>
          </table:table-cell>
          <table:table-cell office:value-type="string">
            <text:p>F007_018</text:p>
          </table:table-cell>
          <table:table-cell table:style-name="ce2" office:value-type="string">
            <text:p>pengawal kediatur unit teraju </text:p>
          </table:table-cell>
          <table:table-cell office:value-type="string">
            <text:p>ibf_007_018</text:p>
          </table:table-cell>
        </table:table-row>
        <table:table-row table:style-name="ro7">
          <table:table-cell office:value-type="string">
            <text:p>14a</text:p>
          </table:table-cell>
          <table:table-cell office:value-type="string">
            <text:p>penulung menteri betanam betupi datuk mong dagang ngaku diri bisi nulis surat ngagai opis betanam betupi di sri aman ke ngasuh opis nya ngetu ka semua bantu ti diberi ngagai siku orang ti timpang pendiau ke ngereja pengawa betanam betupi ianya frocis anak lebi ari entulang tawak sri aman</text:p>
          </table:table-cell>
          <table:table-cell office:value-type="string">
            <text:p>F007_019</text:p>
          </table:table-cell>
          <table:table-cell table:style-name="ce2" office:value-type="string">
            <text:p>penolong manggom tamam tupi datuk mandangka tengah-tengah kok dirintis sijah resturan niaga rubis betanam tupi eklisia aman kelangas subis nyangan tukas mambang tuke diberi nanas dikurang ditimbak niah kereja nawah tanam tumpi iyanya frusis tanah lebi ari entulang tawas yaman </text:p>
          </table:table-cell>
          <table:table-cell office:value-type="string">
            <text:p>ibf_007_019</text:p>
          </table:table-cell>
        </table:table-row>
        <table:table-row table:style-name="ro4">
          <table:table-cell office:value-type="string">
            <text:p>14b</text:p>
          </table:table-cell>
          <table:table-cell office:value-type="string">
            <text:p>jako ba aum pengarang berita ba dewan suarah sri aman sari tuk tadi datuk mong ngetan kediri sereta madah ka pengawa ti ngetu ka bantu ke diberi ngagai frocis tauka orang bukai</text:p>
          </table:table-cell>
          <table:table-cell office:value-type="string">
            <text:p>F007_020</text:p>
          </table:table-cell>
          <table:table-cell table:style-name="ce2" office:value-type="string">
            <text:p>jagung baum ngambika badiozaman asrama ansari tetarit datuk longan tanju diri setak madah sepengawa penentu engkeramba antot kediri pengandal frusis tauka merambuka ari </text:p>
          </table:table-cell>
          <table:table-cell office:value-type="string">
            <text:p>ibf_007_020</text:p>
          </table:table-cell>
        </table:table-row>
        <table:table-row table:style-name="ro2">
          <table:table-cell office:value-type="float" office:value="15">
            <text:p>15</text:p>
          </table:table-cell>
          <table:table-cell office:value-type="string">
            <text:p>ke sama bisi nerima bantu nya endang</text:p>
          </table:table-cell>
          <table:table-cell office:value-type="string">
            <text:p>F007_021</text:p>
          </table:table-cell>
          <table:table-cell table:style-name="ce2" office:value-type="string">
            <text:p>kasak mansik lemambang tunya tendang </text:p>
          </table:table-cell>
          <table:table-cell office:value-type="string">
            <text:p>ibf_007_021</text:p>
          </table:table-cell>
        </table:table-row>
        <table:table-row table:style-name="ro5">
          <table:table-cell office:value-type="string">
            <text:p>16a</text:p>
          </table:table-cell>
          <table:table-cell office:value-type="string">
            <text:p>nya endang enda salah enti sema perintah ngasai ka sida nya ulih ngiga belanja kediri empu </text:p>
          </table:table-cell>
          <table:table-cell office:value-type="string">
            <text:p>F007_022</text:p>
          </table:table-cell>
          <table:table-cell table:style-name="ce2" office:value-type="string">
            <text:p>nyandang nahah salah disema perintah ngasaika sidanya udang-undang belajar kediri umbo </text:p>
          </table:table-cell>
          <table:table-cell office:value-type="string">
            <text:p>ibf_007_022</text:p>
          </table:table-cell>
        </table:table-row>
        <table:table-row table:style-name="ro6">
          <table:table-cell office:value-type="string">
            <text:p>16b</text:p>
          </table:table-cell>
          <table:table-cell office:value-type="string">
            <text:p>iya madah ka baka kes tuk frocis nya ukai orang ke balat merinsa laban iya agi ulih mai kereta tauka motosikal kediri empu </text:p>
          </table:table-cell>
          <table:table-cell office:value-type="string">
            <text:p>F007_023</text:p>
          </table:table-cell>
          <table:table-cell table:style-name="ce2" office:value-type="string">
            <text:p>thiam madahkaraban katis teluk frusis nyangkal berangkah bangan merinsa sabariah julia magherita tauka mutosikal kekediri dompok </text:p>
          </table:table-cell>
          <table:table-cell office:value-type="string">
            <text:p>ibf_007_023</text:p>
          </table:table-cell>
        </table:table-row>
        <table:table-row table:style-name="ro3">
          <table:table-cell office:value-type="string">
            <text:p>16c</text:p>
          </table:table-cell>
          <table:table-cell office:value-type="string">
            <text:p>datuk mong madah kediri berasai enda lantang ati enggau frocis laban taja pan iya nerima bantu ari perintah kenyau ari taun sembilan belas lapan puluh dua suba tang iya milih sereta nyukung penyakal ianya pekara ke ngayan ke iya enda nemu beterima kasih ngagai perintah</text:p>
          </table:table-cell>
          <table:table-cell office:value-type="string">
            <text:p>F007_024</text:p>
          </table:table-cell>
          <table:table-cell table:style-name="ce2" office:value-type="string">
            <text:p>datuk mong madah mlm gasan kalangan dinga frusis alban tajapan shaziman bantu arip perintah kanowit dawos nilam las lapan perodua sempa dahlia milih stenggang jugol nyakal kinyang karan pengayan kilah nanam menjuan kasih nyait perintah </text:p>
          </table:table-cell>
          <table:table-cell office:value-type="string">
            <text:p>ibf_007_024</text:p>
          </table:table-cell>
        </table:table-row>
        <table:table-row table:style-name="ro5">
          <table:table-cell office:value-type="string">
            <text:p>16d</text:p>
          </table:table-cell>
          <table:table-cell office:value-type="string">
            <text:p>dulu agi ari tuk jerita pasal frocis tuk udah suah bendar ditabur ke dalam berita enggau internet</text:p>
          </table:table-cell>
          <table:table-cell office:value-type="string">
            <text:p>F007_025</text:p>
          </table:table-cell>
          <table:table-cell table:style-name="ce2" office:value-type="string">
            <text:p>belandik tok jitam pasal frusis teluk udah suah bendar ditaburka dalam risda ngawa internet </text:p>
          </table:table-cell>
          <table:table-cell office:value-type="string">
            <text:p>ibf_007_025</text:p>
          </table:table-cell>
        </table:table-row>
        <table:table-row table:style-name="ro6">
          <table:table-cell office:value-type="string">
            <text:p>17a</text:p>
          </table:table-cell>
          <table:table-cell office:value-type="string">
            <text:p>agih belanja amanah ikthiar malaysia tauka aim pampang sarawak ke taun tuk udah ditambah ke seratus juta ringgit</text:p>
          </table:table-cell>
          <table:table-cell office:value-type="string">
            <text:p>F007_026</text:p>
          </table:table-cell>
          <table:table-cell table:style-name="ce2" office:value-type="string">
            <text:p>idea melanja amanah entira malaysia andalka lkim pampang srawak kekasak untuk ditambahka seratus juta ringgit </text:p>
          </table:table-cell>
          <table:table-cell office:value-type="string">
            <text:p>ibf_007_026</text:p>
          </table:table-cell>
        </table:table-row>
        <table:table-row table:style-name="ro4">
          <table:table-cell office:value-type="string">
            <text:p>17b</text:p>
          </table:table-cell>
          <table:table-cell office:value-type="string">
            <text:p>menteri ba opis menteri besai tan sri nor mohamad yakub madah ka agih belanja tambah nya deka nambah ke empat ratus tiga puluh lima juta ringgit ke udah diberi ke menua tuk</text:p>
          </table:table-cell>
          <table:table-cell office:value-type="string">
            <text:p>F007_027</text:p>
          </table:table-cell>
          <table:table-cell table:style-name="ce2" office:value-type="string">
            <text:p>mentei bugis menijing besainka jenuh mohammed yakcop madahka dibelanjaka nanyaka nambahka empangan putus sida bejimat jejari injin keudah jien beringkat menua top </text:p>
          </table:table-cell>
          <table:table-cell office:value-type="string">
            <text:p>ibf_007_027</text:p>
          </table:table-cell>
        </table:table-row>
        <table:table-row table:style-name="ro2">
          <table:table-cell office:value-type="string">
            <text:p>17c</text:p>
          </table:table-cell>
          <table:table-cell office:value-type="string">
            <text:p>iya mansut ka jako tuk</text:p>
          </table:table-cell>
          <table:table-cell office:value-type="string">
            <text:p>F007_028</text:p>
          </table:table-cell>
          <table:table-cell table:style-name="ce2" office:value-type="string">
            <text:p>yaman seketeriat bentuk </text:p>
          </table:table-cell>
          <table:table-cell office:value-type="string">
            <text:p>ibf_007_028</text:p>
          </table:table-cell>
        </table:table-row>
        <table:table-row table:style-name="ro5">
          <table:table-cell office:value-type="float" office:value="18">
            <text:p>18</text:p>
          </table:table-cell>
          <table:table-cell office:value-type="string">
            <text:p>ngagai pengarang berita udah iya ke bejadi aim goodwill program ba kampung gersik di kuching sari tuk tadi</text:p>
          </table:table-cell>
          <table:table-cell office:value-type="string">
            <text:p>F007_029</text:p>
          </table:table-cell>
          <table:table-cell table:style-name="ce2" office:value-type="string">
            <text:p>nanjak meram merintah pengayan jejari lkim beburu program ba kampong ngencuri eugene saharitu tanid </text:p>
          </table:table-cell>
          <table:table-cell office:value-type="string">
            <text:p>ibf_007_029</text:p>
          </table:table-cell>
        </table:table-row>
        <table:table-row table:style-name="ro5">
          <table:table-cell office:value-type="float" office:value="19">
            <text:p>19</text:p>
          </table:table-cell>
          <table:table-cell office:value-type="string">
            <text:p>tan sri nor madah ka tiga puluh ribu lima ratus tiga puluh empat pintu ruang bilik orang</text:p>
          </table:table-cell>
          <table:table-cell office:value-type="string">
            <text:p>F007_030</text:p>
          </table:table-cell>
          <table:table-cell table:style-name="ce2" office:value-type="string">
            <text:p>hazlina ramadan ketiga beribut mangan toasted lempa kidurong bie orang </text:p>
          </table:table-cell>
          <table:table-cell office:value-type="string">
            <text:p>ibf_007_030</text:p>
          </table:table-cell>
        </table:table-row>
        <table:table-row table:style-name="ro5">
          <table:table-cell office:value-type="float" office:value="20">
            <text:p>20</text:p>
          </table:table-cell>
          <table:table-cell office:value-type="string">
            <text:p>di sarawak tuk udah tulih ka penguntung ari amanah ikthiar malaysia tuk</text:p>
          </table:table-cell>
          <table:table-cell office:value-type="string">
            <text:p>F007_031</text:p>
          </table:table-cell>
          <table:table-cell table:style-name="ce2" office:value-type="string">
            <text:p>deals chawat tudan tulihka pemuntul ari amanah ex-tr malaysia ato </text:p>
          </table:table-cell>
          <table:table-cell office:value-type="string">
            <text:p>ibf_007_031</text:p>
          </table:table-cell>
        </table:table-row>
        <table:table-row table:style-name="ro6">
          <table:table-cell office:value-type="string">
            <text:p>23a</text:p>
          </table:table-cell>
          <table:table-cell office:value-type="string">
            <text:p>orang ti ngengkaum anembiak mit ke suah kena jamah tauka dipasung patut berani madah ngagai opis bekuasa</text:p>
          </table:table-cell>
          <table:table-cell office:value-type="string">
            <text:p>F007_032</text:p>
          </table:table-cell>
          <table:table-cell table:style-name="ce2" office:value-type="string">
            <text:p>penganti nyengkaum nembiak minching suah geganjang rumahtangga dipasung pantun berari madah nanggang opis bekuasa </text:p>
          </table:table-cell>
          <table:table-cell office:value-type="string">
            <text:p>ibf_007_032</text:p>
          </table:table-cell>
        </table:table-row>
        <table:table-row table:style-name="ro6">
          <table:table-cell office:value-type="string">
            <text:p>23b</text:p>
          </table:table-cell>
          <table:table-cell office:value-type="string">
            <text:p>chairperson one stop crisis centre menua sarawak datuk lili yong madah ka sida tuk minta bantu ngagai polis</text:p>
          </table:table-cell>
          <table:table-cell office:value-type="string">
            <text:p>F007_033</text:p>
          </table:table-cell>
          <table:table-cell table:style-name="ce2" office:value-type="string">
            <text:p>jameson swasta prestige serentak menuan srawak datuk kiong madah treasure dangdut kamidan bandung nanggam pulis </text:p>
          </table:table-cell>
          <table:table-cell office:value-type="string">
            <text:p>ibf_007_033</text:p>
          </table:table-cell>
        </table:table-row>
        <table:table-row table:style-name="ro6">
          <table:table-cell table:style-name="Default" office:value-type="float" office:value="24">
            <text:p>24</text:p>
          </table:table-cell>
          <table:table-cell office:value-type="string">
            <text:p>opis pengintu pengelantang pendiau mensia mayuh gerempung ke ukai dikuasa perintah ngo biro lawyer tauka bala tuai raban bansa</text:p>
          </table:table-cell>
          <table:table-cell office:value-type="string">
            <text:p>F007_034</text:p>
          </table:table-cell>
          <table:table-cell table:style-name="ce2" office:value-type="string">
            <text:p>konteks pengintu engkeman ngambiak penginsap mayuh gerempung enggauka diperangsang perintha jain geo biro laya tauka empangan duai keraban bansa </text:p>
          </table:table-cell>
          <table:table-cell office:value-type="string">
            <text:p>ibf_007_034</text:p>
          </table:table-cell>
        </table:table-row>
        <table:table-row table:style-name="ro4">
          <table:table-cell office:value-type="string">
            <text:p>25a</text:p>
          </table:table-cell>
          <table:table-cell office:value-type="string">
            <text:p>datuk lili yong mansut ka jako tuk ngagai pengarang berita udah iya ke nyadi tuai aum ke diatur enggau gerempung orang indu bintulu enggau sekeda ngo di bintulu sari tuk tadi</text:p>
          </table:table-cell>
          <table:table-cell office:value-type="string">
            <text:p>F007_035</text:p>
          </table:table-cell>
          <table:table-cell table:style-name="ce2" office:value-type="string">
            <text:p>dato liong mansutka zyed kutuk ngagai karam perintha undangan penyadi tuai tahun kediatur now gerempung murah induk bintulu pengawas teda injil miri-bintulu saharitu talek </text:p>
          </table:table-cell>
          <table:table-cell office:value-type="string">
            <text:p>ibf_007_035</text:p>
          </table:table-cell>
        </table:table-row>
        <table:table-row table:style-name="ro6">
          <table:table-cell office:value-type="string">
            <text:p>25b</text:p>
          </table:table-cell>
          <table:table-cell office:value-type="string">
            <text:p>iya madah ka mayuh orang kena jamah tauka kena pasung enggai ngeriput ka penusah sida ketegal ke takut </text:p>
          </table:table-cell>
          <table:table-cell office:value-type="string">
            <text:p>F007_036</text:p>
          </table:table-cell>
          <table:table-cell table:style-name="ce2" office:value-type="string">
            <text:p>yang madahkan maioh urang gegenung jamah dauglas kena pasung ngandung putra mesan sida ketegalka takut </text:p>
          </table:table-cell>
          <table:table-cell office:value-type="string">
            <text:p>ibf_007_036</text:p>
          </table:table-cell>
        </table:table-row>
        <table:table-row table:style-name="ro6">
          <table:table-cell office:value-type="string">
            <text:p>25c</text:p>
          </table:table-cell>
          <table:table-cell office:value-type="string">
            <text:p>iya madah ka sekeda program deka diatur kena nerang ka ngagai mensia mayuh pasal ungkup pengawa ke dipejalai ka one stop crisis centre tuk</text:p>
          </table:table-cell>
          <table:table-cell office:value-type="string">
            <text:p>F007_037</text:p>
          </table:table-cell>
          <table:table-cell table:style-name="ce2" office:value-type="string">
            <text:p>yiap madahkan sekeda program kediatur kenegaraan pengandal mensia maioh pasal tanggungpengawa didit jalaika swasta scc datuk </text:p>
          </table:table-cell>
          <table:table-cell office:value-type="string">
            <text:p>ibf_007_037</text:p>
          </table:table-cell>
        </table:table-row>
        <table:table-row table:style-name="ro4">
          <table:table-cell office:value-type="float" office:value="27">
            <text:p>27</text:p>
          </table:table-cell>
          <table:table-cell office:value-type="string">
            <text:p>opis epf sari tuk tadi minta bala pengaji nentu ka sida nyimpan duit epf pengereja pengawa sida nitih ka penyampau ke patut beduduk ari tikas bayar sida tuk ke udah ditiki ka</text:p>
          </table:table-cell>
          <table:table-cell office:value-type="string">
            <text:p>F007_038</text:p>
          </table:table-cell>
          <table:table-cell table:style-name="ce2" office:value-type="string">
            <text:p>ungkus itit saharitu tadi pengendamenyana haji nentuka hasidah nyimpan ngandung tpm pengenda pengawas sinda nitihka nyampau kepatut beduduk ari tikas bayang sidang top kuda ditikika </text:p>
          </table:table-cell>
          <table:table-cell office:value-type="string">
            <text:p>ibf_007_038</text:p>
          </table:table-cell>
        </table:table-row>
        <table:table-row table:style-name="ro4">
          <table:table-cell office:value-type="string">
            <text:p>28a</text:p>
          </table:table-cell>
          <table:table-cell office:value-type="string">
            <text:p>penerang ari opis epf madah ka penyampau ke patut dibayar bala pengaji ngagai pengereja pengawa sida ke nerima gaji enda ngelui ari lima ribu ringgit ia nya tiga belas peratus</text:p>
          </table:table-cell>
          <table:table-cell office:value-type="string">
            <text:p>F007_039</text:p>
          </table:table-cell>
          <table:table-cell table:style-name="ce2" office:value-type="string">
            <text:p>pengarah ayub disipilin marathon ngenyampau kepada dibayar balang najid ngagai ngerejang pengawa sida kejaman gaji nahah ngeluie harilima ari bumburing guild iyanya steve emplas ratus </text:p>
          </table:table-cell>
          <table:table-cell office:value-type="string">
            <text:p>ibf_007_039</text:p>
          </table:table-cell>
        </table:table-row>
        <table:table-row table:style-name="ro5">
          <table:table-cell office:value-type="string">
            <text:p>28b</text:p>
          </table:table-cell>
          <table:table-cell office:value-type="string">
            <text:p>tusun bayar epf ke baru tuk udah dipasuk ka dalam web site www dot kwsp dot gov dot my</text:p>
          </table:table-cell>
          <table:table-cell office:value-type="string">
            <text:p>F007_040</text:p>
          </table:table-cell>
          <table:table-cell table:style-name="ce2" office:value-type="string">
            <text:p>susun dayaidup pilang kembara kutuk berpasukan dalam website www dot kwsp dujong bik unggom muai </text:p>
          </table:table-cell>
          <table:table-cell office:value-type="string">
            <text:p>ibf_007_040</text:p>
          </table:table-cell>
        </table:table-row>
        <table:table-row table:style-name="ro3">
          <table:table-cell office:value-type="string">
            <text:p>29a</text:p>
          </table:table-cell>
          <table:table-cell office:value-type="string">
            <text:p>penyampau ke patut dibayar bala pengaji ngagai pengereja pengawa kena nerima gaji enda ngelui ari lima ribu ringgit udah ditiki ka ari dua belas peratus ngagai tiga belas peratus baka ke ditetap ka dalam budget dua ribu dua belas</text:p>
          </table:table-cell>
          <table:table-cell office:value-type="string">
            <text:p>F007_041</text:p>
          </table:table-cell>
          <table:table-cell table:style-name="ce2" office:value-type="string">
            <text:p>penyampau kepatut dibayar malang najid ngagai ngerejang menawarkan jeman gaji nulak ngeluie terima ari berindik undangan dikinginka lindung belas ratus ngagai tiga embuas ratus makan kedit ngentakka dalam banjir durin budol belas </text:p>
          </table:table-cell>
          <table:table-cell office:value-type="string">
            <text:p>ibf_007_041</text:p>
          </table:table-cell>
        </table:table-row>
        <table:table-row table:style-name="ro5">
          <table:table-cell office:value-type="string">
            <text:p>29b</text:p>
          </table:table-cell>
          <table:table-cell office:value-type="string">
            <text:p>taja pia duit epf ke patut disimpan bala pengereja pengawa empu agi mengkang sebelas peratus ari gaji sida</text:p>
          </table:table-cell>
          <table:table-cell office:value-type="string">
            <text:p>F007_042</text:p>
          </table:table-cell>
          <table:table-cell table:style-name="ce2" office:value-type="string">
            <text:p>tajapia diripir kabupaten disimpan balang ngejang notebook anji enggang sebelas ratus ngagaisida </text:p>
          </table:table-cell>
          <table:table-cell office:value-type="string">
            <text:p>ibf_007_042</text:p>
          </table:table-cell>
        </table:table-row>
        <table:table-row table:style-name="ro5">
          <table:table-cell office:value-type="float" office:value="30">
            <text:p>30</text:p>
          </table:table-cell>
          <table:table-cell office:value-type="string">
            <text:p>bereba enggau nya duit epf ke patut disimpan bala pengaji ke </text:p>
          </table:table-cell>
          <table:table-cell office:value-type="string">
            <text:p>F007_043</text:p>
          </table:table-cell>
          <table:table-cell table:style-name="ce2" office:value-type="string">
            <text:p>pemansangnya jbpm kabupaten disimpan balak ngaji kang </text:p>
          </table:table-cell>
          <table:table-cell office:value-type="string">
            <text:p>ibf_007_043</text:p>
          </table:table-cell>
        </table:table-row>
        <table:table-row table:style-name="ro4">
          <table:table-cell office:value-type="string">
            <text:p>31a</text:p>
          </table:table-cell>
          <table:table-cell office:value-type="string">
            <text:p>ke pengereja pengawa sida ketuai ari lima puluh lima taun sereta nerima gaji enda lebih ari lima ribu ringgit udah ditiki ka ari enam peratus ngagai enam poin lima peratus </text:p>
          </table:table-cell>
          <table:table-cell office:value-type="string">
            <text:p>F007_044</text:p>
          </table:table-cell>
          <table:table-cell table:style-name="ce2" office:value-type="string">
            <text:p>kampong rejab ngawa sinda ketuai nerima ngelimat tawan sentang nyumanka angelina lebih harilima rm berindik udara dikinginka arinna ratus ngagai nampun ke-lima ratus </text:p>
          </table:table-cell>
          <table:table-cell office:value-type="string">
            <text:p>ibf_007_044</text:p>
          </table:table-cell>
        </table:table-row>
        <table:table-row table:style-name="ro2">
          <table:table-cell office:value-type="string">
            <text:p>31b</text:p>
          </table:table-cell>
          <table:table-cell office:value-type="string">
            <text:p>nya naka berita ke malam tuk </text:p>
          </table:table-cell>
          <table:table-cell office:value-type="string">
            <text:p>F007_045</text:p>
          </table:table-cell>
          <table:table-cell table:style-name="ce2" office:value-type="string">
            <text:p>nyangka ngetanka malanjum </text:p>
          </table:table-cell>
          <table:table-cell office:value-type="string">
            <text:p>ibf_007_045</text:p>
          </table:table-cell>
        </table:table-row>
        <table:table-row table:style-name="ro5">
          <table:table-cell office:value-type="string">
            <text:p>31c</text:p>
          </table:table-cell>
          <table:table-cell office:value-type="string">
            <text:p>berita nya tadi ditusun ramli junaidi ari bilik berita rtm di kuching lalu disalin jonathan giri</text:p>
          </table:table-cell>
          <table:table-cell office:value-type="string">
            <text:p>F007_046</text:p>
          </table:table-cell>
          <table:table-cell table:style-name="ce2" office:value-type="string">
            <text:p>rekaan tadbir ditusun amrin junaidi anembiak berentak arts nyambil kuching gala disalin jonanthan bn-engkilili </text:p>
          </table:table-cell>
          <table:table-cell office:value-type="string">
            <text:p>ibf_007_046</text:p>
          </table:table-cell>
        </table:table-row>
        <table:table-row table:style-name="ro2">
          <table:table-cell office:value-type="string">
            <text:p>31d</text:p>
          </table:table-cell>
          <table:table-cell office:value-type="string">
            <text:p>selamat malam</text:p>
          </table:table-cell>
          <table:table-cell office:value-type="string">
            <text:p>F007_047</text:p>
          </table:table-cell>
          <table:table-cell table:style-name="ce2" office:value-type="string">
            <text:p>zaman malam </text:p>
          </table:table-cell>
          <table:table-cell office:value-type="string">
            <text:p>ibf_007_047</text:p>
          </table:table-cell>
        </table:table-row>
        <table:table-row table:style-name="ro8">
          <table:table-cell table:number-columns-repeated="3"/>
          <table:table-cell table:style-name="ce2"/>
          <table:table-cell/>
        </table:table-row>
        <table:table-row table:style-name="ro8">
          <table:table-cell table:style-name="Default"/>
          <table:table-cell table:number-columns-repeated="2"/>
          <table:table-cell table:style-name="ce2"/>
          <table:table-cell/>
        </table:table-row>
        <table:table-row table:style-name="ro8" table:number-rows-repeated="1048525">
          <table:table-cell table:number-columns-repeated="5"/>
        </table:table-row>
        <table:table-row table:style-name="ro8">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26T15:43:27</dc:date>
    <dc:creator>sarah </dc:creator>
    <meta:generator>LibreOffice/3.5$Linux_x86 LibreOffice_project/350m1$Build-2</meta:generator>
    <meta:editing-duration>PT12M54S</meta:editing-duration>
    <meta:editing-cycles>3</meta:editing-cycles>
    <meta:document-statistic meta:table-count="1" meta:cell-count="239" meta:object-count="0"/>
  </office:meta>
</office:document-meta>
</file>